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" fo:font-size="12pt" officeooo:rsid="0003f0f6" officeooo:paragraph-rsid="000f6367" fo:background-color="transparent" style:font-size-asian="12pt" style:font-size-complex="12pt"/>
    </style:style>
    <style:style style:name="P2" style:family="paragraph" style:parent-style-name="Standard">
      <style:text-properties style:use-window-font-color="true" style:font-name="Arial" fo:font-size="12pt" officeooo:rsid="000f79c5" officeooo:paragraph-rsid="000f79c5" fo:background-color="transparent" style:font-size-asian="12pt" style:font-size-complex="12pt"/>
    </style:style>
    <style:style style:name="P3" style:family="paragraph" style:parent-style-name="Standard">
      <style:text-properties style:use-window-font-color="true" style:font-name="Arial" fo:font-size="12pt" officeooo:rsid="00038649" officeooo:paragraph-rsid="00038649" fo:background-color="transparent" style:font-size-asian="12pt" style:font-size-complex="12pt"/>
    </style:style>
    <style:style style:name="P4" style:family="paragraph" style:parent-style-name="Standard">
      <style:text-properties style:use-window-font-color="true" style:font-name="Arial" fo:font-size="12pt" officeooo:rsid="00088762" officeooo:paragraph-rsid="00088762" fo:background-color="transparent" style:font-size-asian="12pt" style:font-size-complex="12pt"/>
    </style:style>
    <style:style style:name="P5" style:family="paragraph" style:parent-style-name="Standard">
      <style:text-properties style:use-window-font-color="true" style:font-name="Arial" fo:font-size="12pt" officeooo:rsid="0008da3d" officeooo:paragraph-rsid="0008da3d" fo:background-color="transparent" style:font-size-asian="12pt" style:font-size-complex="12pt"/>
    </style:style>
    <style:style style:name="P6" style:family="paragraph" style:parent-style-name="Standard">
      <style:text-properties style:use-window-font-color="true" style:font-name="Arial" fo:font-size="12pt" officeooo:rsid="000a21d4" officeooo:paragraph-rsid="000a21d4" fo:background-color="transparent" style:font-size-asian="12pt" style:font-size-complex="12pt"/>
    </style:style>
    <style:style style:name="P7" style:family="paragraph" style:parent-style-name="Standard">
      <style:text-properties style:use-window-font-color="true" style:font-name="Arial" fo:font-size="12pt" officeooo:rsid="00088762" officeooo:paragraph-rsid="00088762" fo:background-color="#ffff66" style:font-size-asian="12pt" style:font-size-complex="12pt"/>
    </style:style>
    <style:style style:name="P8" style:family="paragraph" style:parent-style-name="Standard">
      <style:text-properties style:use-window-font-color="true" style:font-name="Arial" fo:font-size="12pt" officeooo:rsid="0008da3d" officeooo:paragraph-rsid="0008da3d" fo:background-color="#ffff99" style:font-size-asian="12pt" style:font-size-complex="12pt"/>
    </style:style>
    <style:style style:name="P9" style:family="paragraph" style:parent-style-name="Standard">
      <style:text-properties style:use-window-font-color="true" style:font-name="Arial" fo:font-size="12pt" officeooo:rsid="000a21d4" officeooo:paragraph-rsid="000a21d4" fo:background-color="#ffff99" style:font-size-asian="12pt" style:font-size-complex="12pt"/>
    </style:style>
    <style:style style:name="P10" style:family="paragraph" style:parent-style-name="Standard">
      <style:text-properties style:font-name="Arial" fo:font-size="12pt" fo:font-weight="bold" officeooo:rsid="00038649" officeooo:paragraph-rsid="00038649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Arial" fo:font-size="12pt" fo:font-weight="bold" officeooo:rsid="00038649" officeooo:paragraph-rsid="00038649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" fo:font-size="12pt" officeooo:rsid="0001ec11" officeooo:paragraph-rsid="0001ec11" style:font-size-asian="12pt" style:font-size-complex="12pt"/>
    </style:style>
    <style:style style:name="P13" style:family="paragraph" style:parent-style-name="Standard">
      <style:text-properties style:font-name="Arial" fo:font-size="12pt" officeooo:rsid="0003f0f6" officeooo:paragraph-rsid="000f6367" style:font-size-asian="12pt" style:font-size-complex="12pt"/>
    </style:style>
    <style:style style:name="P14" style:family="paragraph" style:parent-style-name="Standard">
      <style:text-properties style:font-name="Arial" fo:font-size="12pt" officeooo:rsid="0003b8f6" officeooo:paragraph-rsid="000f6367" style:font-size-asian="12pt" style:font-size-complex="12pt"/>
    </style:style>
    <style:style style:name="P15" style:family="paragraph" style:parent-style-name="Standard">
      <style:text-properties style:font-name="Arial" fo:font-size="12pt" officeooo:rsid="0003b8f6" officeooo:paragraph-rsid="0008da3d" style:font-size-asian="12pt" style:font-size-complex="12pt"/>
    </style:style>
    <style:style style:name="P16" style:family="paragraph" style:parent-style-name="Standard">
      <style:text-properties style:font-name="Arial" fo:font-size="12pt" officeooo:rsid="000f6367" officeooo:paragraph-rsid="000f6367" style:font-size-asian="12pt" style:font-size-complex="12pt"/>
    </style:style>
    <style:style style:name="P17" style:family="paragraph" style:parent-style-name="Standard">
      <style:text-properties style:font-name="Arial" fo:font-size="12pt" officeooo:paragraph-rsid="000f79c5" style:font-size-asian="12pt" style:font-size-complex="12pt"/>
    </style:style>
    <style:style style:name="P18" style:family="paragraph" style:parent-style-name="Standard">
      <style:text-properties style:font-name="Arial" fo:font-size="12pt" officeooo:paragraph-rsid="0008da3d" style:font-size-asian="12pt" style:font-size-complex="12pt"/>
    </style:style>
    <style:style style:name="P19" style:family="paragraph" style:parent-style-name="Standard">
      <style:text-properties style:font-name="Arial" fo:font-size="12pt" officeooo:paragraph-rsid="00106179" style:font-size-asian="12pt" style:font-size-complex="12pt"/>
    </style:style>
    <style:style style:name="P20" style:family="paragraph" style:parent-style-name="Standard">
      <style:text-properties style:font-name="Arial" fo:font-size="12pt" officeooo:rsid="0001ec11" officeooo:paragraph-rsid="0001ec11" fo:background-color="#ffff00" style:font-size-asian="12pt" style:font-size-complex="12pt"/>
    </style:style>
    <style:style style:name="P21" style:family="paragraph" style:parent-style-name="Standard">
      <style:text-properties style:font-name="Arial" fo:font-size="12pt" officeooo:rsid="0003f0f6" officeooo:paragraph-rsid="000f6367" fo:background-color="#ffff00" style:font-size-asian="12pt" style:font-size-complex="12pt"/>
    </style:style>
    <style:style style:name="P22" style:family="paragraph" style:parent-style-name="Standard">
      <style:text-properties style:font-name="Arial" fo:font-size="12pt" officeooo:rsid="0003b8f6" officeooo:paragraph-rsid="000f6367" fo:background-color="#ffff00" style:font-size-asian="12pt" style:font-size-complex="12pt"/>
    </style:style>
    <style:style style:name="P23" style:family="paragraph" style:parent-style-name="Standard">
      <style:text-properties style:font-name="Arial" fo:font-size="12pt" officeooo:rsid="00038649" officeooo:paragraph-rsid="00038649" fo:background-color="#ffff00" style:font-size-asian="12pt" style:font-size-complex="12pt"/>
    </style:style>
    <style:style style:name="P24" style:family="paragraph" style:parent-style-name="Standard">
      <style:text-properties style:font-name="Arial" fo:font-size="12pt" officeooo:paragraph-rsid="000fb640" fo:background-color="#ffff00" style:font-size-asian="12pt" style:font-size-complex="12pt"/>
    </style:style>
    <style:style style:name="P25" style:family="paragraph" style:parent-style-name="Standard">
      <style:text-properties style:font-name="Arial" fo:font-size="12pt" officeooo:rsid="0001ec11" officeooo:paragraph-rsid="0001ec11" fo:background-color="transparent" style:font-size-asian="12pt" style:font-size-complex="12pt"/>
    </style:style>
    <style:style style:name="P26" style:family="paragraph" style:parent-style-name="Standard">
      <style:text-properties style:font-name="Arial" fo:font-size="12pt" officeooo:rsid="00038649" officeooo:paragraph-rsid="00038649" fo:background-color="transparent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officeooo:rsid="00038649" officeooo:paragraph-rsid="00038649" fo:background-color="transparent" style:font-size-asian="12pt" style:font-size-complex="12pt"/>
    </style:style>
    <style:style style:name="P28" style:family="paragraph" style:parent-style-name="Standard">
      <style:text-properties style:font-name="Arial" fo:font-size="12pt" officeooo:rsid="00050056" officeooo:paragraph-rsid="00050056" fo:background-color="transparent" style:font-size-asian="12pt" style:font-size-complex="12pt"/>
    </style:style>
    <style:style style:name="P29" style:family="paragraph" style:parent-style-name="Standard">
      <style:text-properties style:font-name="Arial" fo:font-size="12pt" officeooo:rsid="000bd802" officeooo:paragraph-rsid="000bd802" fo:background-color="transparent" style:font-size-asian="12pt" style:font-size-complex="12pt"/>
    </style:style>
    <style:style style:name="P30" style:family="paragraph" style:parent-style-name="Standard">
      <style:text-properties style:font-name="Arial" fo:font-size="12pt" officeooo:rsid="000e6c76" officeooo:paragraph-rsid="000e6c76" fo:background-color="transparent" style:font-size-asian="12pt" style:font-size-complex="12pt"/>
    </style:style>
    <style:style style:name="P31" style:family="paragraph" style:parent-style-name="Standard">
      <style:text-properties style:font-name="Arial" fo:font-size="12pt" officeooo:rsid="000f6367" officeooo:paragraph-rsid="000f6367" fo:background-color="transparent" style:font-size-asian="12pt" style:font-size-complex="12pt"/>
    </style:style>
    <style:style style:name="P32" style:family="paragraph" style:parent-style-name="Standard">
      <style:text-properties style:font-name="Arial" fo:font-size="12pt" officeooo:rsid="0003b8f6" officeooo:paragraph-rsid="000f6367" fo:background-color="transparent" style:font-size-asian="12pt" style:font-size-complex="12pt"/>
    </style:style>
    <style:style style:name="P33" style:family="paragraph" style:parent-style-name="Standard">
      <style:text-properties style:font-name="Arial" fo:font-size="12pt" officeooo:rsid="000fb640" officeooo:paragraph-rsid="000fb640" fo:background-color="transparent" style:font-size-asian="12pt" style:font-size-complex="12pt"/>
    </style:style>
    <style:style style:name="P34" style:family="paragraph" style:parent-style-name="Standard">
      <style:text-properties style:font-name="Arial" fo:font-size="12pt" officeooo:rsid="00038649" officeooo:paragraph-rsid="00038649" fo:background-color="#ffff66" style:font-size-asian="12pt" style:font-size-complex="12pt"/>
    </style:style>
    <style:style style:name="P35" style:family="paragraph" style:parent-style-name="Standard">
      <style:text-properties style:font-name="Arial" fo:font-size="12pt" officeooo:rsid="000bd802" officeooo:paragraph-rsid="000bd802" fo:background-color="#ffff99" style:font-size-asian="12pt" style:font-size-complex="12pt"/>
    </style:style>
    <style:style style:name="P36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38649" officeooo:paragraph-rsid="00038649" fo:background-color="#ffff00" style:font-size-asian="12pt" style:font-size-complex="12pt"/>
    </style:style>
    <style:style style:name="P37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38649" officeooo:paragraph-rsid="00038649" fo:background-color="transparent" style:font-size-asian="12pt" style:font-size-complex="12pt"/>
    </style:style>
    <style:style style:name="P38" style:family="paragraph" style:parent-style-name="Standard">
      <style:text-properties fo:font-variant="normal" fo:text-transform="none" style:use-window-font-color="true" style:font-name="Arial" fo:font-size="12pt" fo:letter-spacing="normal" fo:font-style="normal" fo:font-weight="normal" officeooo:rsid="00088762" officeooo:paragraph-rsid="00088762" fo:background-color="transparent" style:font-size-asian="12pt" style:font-size-complex="12pt"/>
    </style:style>
    <style:style style:name="P39" style:family="paragraph" style:parent-style-name="Standard">
      <style:text-properties officeooo:rsid="000fb640" officeooo:paragraph-rsid="000fb640"/>
    </style:style>
    <style:style style:name="P40" style:family="paragraph" style:parent-style-name="Standard">
      <style:text-properties fo:color="#000000" style:font-name="Arial" fo:font-size="12pt" officeooo:rsid="0003b8f6" officeooo:paragraph-rsid="000f6367" fo:background-color="transparent" style:font-size-asian="12pt" style:font-size-complex="12pt"/>
    </style:style>
    <style:style style:name="P41" style:family="paragraph" style:parent-style-name="Standard">
      <style:text-properties fo:color="#000000" style:font-name="Arial" fo:font-size="12pt" officeooo:rsid="000fb640" officeooo:paragraph-rsid="000fb640" fo:background-color="transparent" style:font-size-asian="12pt" style:font-size-complex="12pt"/>
    </style:style>
    <style:style style:name="P42" style:family="paragraph" style:parent-style-name="Standard">
      <style:text-properties fo:color="#000000" style:font-name="Arial" fo:font-size="12pt" officeooo:rsid="000fb640" officeooo:paragraph-rsid="000fb640" style:font-size-asian="12pt" style:font-size-complex="12pt"/>
    </style:style>
    <style:style style:name="P43" style:family="paragraph" style:parent-style-name="Standard">
      <style:text-properties fo:color="#000000" style:font-name="Arial" fo:font-size="12pt" officeooo:rsid="00106179" officeooo:paragraph-rsid="00106179" style:font-size-asian="12pt" style:font-size-complex="12pt"/>
    </style:style>
    <style:style style:name="P44" style:family="paragraph" style:parent-style-name="Standard">
      <style:text-properties fo:color="#000000" style:font-name="Arial" fo:font-size="12pt" officeooo:paragraph-rsid="000fb640" fo:background-color="#ffff00" style:font-size-asian="12pt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style:font-size-asian="12pt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0bd802" officeooo:paragraph-rsid="000bd802" style:font-size-asian="12pt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0f6367" officeooo:paragraph-rsid="000f6367" style:font-size-asian="12pt" style:font-size-complex="1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fo:background-color="#ffff99" style:font-size-asian="12pt" style:font-size-complex="1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0bd802" officeooo:paragraph-rsid="000bd802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115377" officeooo:paragraph-rsid="00115377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11a335" officeooo:paragraph-rsid="0011a335" fo:background-color="transparent" style:font-size-asian="12pt" style:font-size-complex="12pt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rsid="000e6c76" officeooo:paragraph-rsid="000e6c76" fo:background-color="#ffff00" style:font-size-asian="12pt" style:font-size-complex="12pt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fo:background-color="#ffff00" style:font-size-asian="12pt" style:font-size-complex="12pt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Arial" fo:font-size="12pt" officeooo:paragraph-rsid="00113640" fo:background-color="#ffff00" style:font-size-asian="12pt" style:font-size-complex="12pt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style:font-size-asian="12pt" style:font-size-complex="12pt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paragraph-rsid="00115377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paragraph-rsid="0011a335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paragraph-rsid="00113640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rsid="000bd802" officeooo:paragraph-rsid="000bd802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rsid="00106179" officeooo:paragraph-rsid="00106179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rsid="00038649" officeooo:paragraph-rsid="000fb640" fo:background-color="transparent" style:font-size-asian="12pt" style:font-size-complex="12pt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12pt" officeooo:rsid="00106179" officeooo:paragraph-rsid="00106179" fo:background-color="#ffff00" style:font-size-asian="12pt" style:font-size-complex="12pt"/>
    </style:style>
    <style:style style:name="P63" style:family="paragraph" style:parent-style-name="Standard">
      <style:paragraph-properties style:writing-mode="lr-tb"/>
      <style:text-properties style:font-name="Arial" fo:font-size="12pt" officeooo:rsid="000fb640" officeooo:paragraph-rsid="000fb640" fo:background-color="transparen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color="#222222" fo:letter-spacing="normal" fo:font-style="normal" fo:font-weight="normal" style:font-weight-asian="normal" style:font-weight-complex="normal"/>
    </style:style>
    <style:style style:name="T3" style:family="text">
      <style:text-properties officeooo:rsid="00050056"/>
    </style:style>
    <style:style style:name="T4" style:family="text">
      <style:text-properties officeooo:rsid="00062958"/>
    </style:style>
    <style:style style:name="T5" style:family="text">
      <style:text-properties officeooo:rsid="0008da3d"/>
    </style:style>
    <style:style style:name="T6" style:family="text">
      <style:text-properties fo:color="#000000"/>
    </style:style>
    <style:style style:name="T7" style:family="text">
      <style:text-properties fo:color="#000000" officeooo:rsid="0008da3d"/>
    </style:style>
    <style:style style:name="T8" style:family="text">
      <style:text-properties fo:color="#000000" fo:background-color="transparent" loext:char-shading-value="0"/>
    </style:style>
    <style:style style:name="T9" style:family="text">
      <style:text-properties fo:color="#000000" officeooo:rsid="00115377" fo:background-color="transparent" loext:char-shading-value="0"/>
    </style:style>
    <style:style style:name="T10" style:family="text">
      <style:text-properties fo:color="#000000" officeooo:rsid="0011a335" fo:background-color="transparent" loext:char-shading-value="0"/>
    </style:style>
    <style:style style:name="T11" style:family="text">
      <style:text-properties fo:color="#000000" officeooo:rsid="000f6367"/>
    </style:style>
    <style:style style:name="T12" style:family="text">
      <style:text-properties fo:color="#000000" officeooo:rsid="000fb640"/>
    </style:style>
    <style:style style:name="T13" style:family="text">
      <style:text-properties fo:color="#000000" officeooo:rsid="00106179"/>
    </style:style>
    <style:style style:name="T14" style:family="text">
      <style:text-properties fo:color="#000000" officeooo:rsid="00113640"/>
    </style:style>
    <style:style style:name="T15" style:family="text">
      <style:text-properties fo:color="#000000" officeooo:rsid="00130cdb"/>
    </style:style>
    <style:style style:name="T16" style:family="text">
      <style:text-properties style:use-window-font-color="true" officeooo:rsid="0008da3d" fo:background-color="transparent" loext:char-shading-value="0"/>
    </style:style>
    <style:style style:name="T17" style:family="text">
      <style:text-properties style:use-window-font-color="true" officeooo:rsid="000f79c5" fo:background-color="transparent" loext:char-shading-value="0"/>
    </style:style>
    <style:style style:name="T18" style:family="text">
      <style:text-properties officeooo:rsid="000e6c76"/>
    </style:style>
    <style:style style:name="T19" style:family="text">
      <style:text-properties officeooo:rsid="00059bcd"/>
    </style:style>
    <style:style style:name="T20" style:family="text">
      <style:text-properties officeooo:rsid="0003f0f6"/>
    </style:style>
    <style:style style:name="T21" style:family="text">
      <style:text-properties officeooo:rsid="000f6367"/>
    </style:style>
    <style:style style:name="T22" style:family="text">
      <style:text-properties officeooo:rsid="0003b8f6"/>
    </style:style>
    <style:style style:name="T23" style:family="text">
      <style:text-properties officeooo:rsid="000fb64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106179"/>
    </style:style>
    <style:style style:name="T26" style:family="text">
      <style:text-properties officeooo:rsid="001204b8"/>
    </style:style>
    <style:style style:name="T27" style:family="text">
      <style:text-properties officeooo:rsid="00130c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aíses - Difíceis</text:p>
      <text:p text:style-name="P12"/>
      <text:p text:style-name="P12">1 - Qual a capital da Austrália?</text:p>
      <text:p text:style-name="P20">Camb<text:span text:style-name="T26">e</text:span>rra</text:p>
      <text:p text:style-name="P25">Sidney</text:p>
      <text:p text:style-name="P25">Melbourne</text:p>
      <text:p text:style-name="P25">Brisbane</text:p>
      <text:p text:style-name="P25">Adelaide</text:p>
      <text:p text:style-name="P25"/>
      <text:p text:style-name="P25">2 – Qual a capital do Canadá?</text:p>
      <text:p text:style-name="P20">Ottawa</text:p>
      <text:p text:style-name="P25">Queb<text:span text:style-name="T26">e</text:span>c</text:p>
      <text:p text:style-name="P25">Toronto</text:p>
      <text:p text:style-name="P26">Washington</text:p>
      <text:p text:style-name="P26">Columbus</text:p>
      <text:p text:style-name="P26"/>
      <text:p text:style-name="P26">3 – Qual a esperança de vida na Alemanha?</text:p>
      <text:p text:style-name="P34">80,9 anos</text:p>
      <text:p text:style-name="P26">84 anos</text:p>
      <text:p text:style-name="P26">78 anos</text:p>
      <text:p text:style-name="P26">75,3 <text:span text:style-name="T3">anos</text:span></text:p>
      <text:p text:style-name="P28">85,6 anos</text:p>
      <text:p text:style-name="P26"/>
      <text:p text:style-name="P26"><text:span text:style-name="T7">4 - </text:span><text:span text:style-name="T6">Qual a moeda utilizada na Indonésia?</text:span></text:p>
      <text:p text:style-name="P48">Rúpia indonésia</text:p>
      <text:p text:style-name="P45">Rial indonésio</text:p>
      <text:p text:style-name="P45">Tugrik</text:p>
      <text:p text:style-name="P45">Rufia</text:p>
      <text:p text:style-name="P45">Iene</text:p>
      <text:p text:style-name="P55"/>
      <text:p text:style-name="P59"><text:span text:style-name="T6">5 - </text:span><text:span text:style-name="T8">Em que continente fica Maurício?</text:span></text:p>
      <text:p text:style-name="P35">África</text:p>
      <text:p text:style-name="P29">Europa</text:p>
      <text:p text:style-name="P29">Ásia</text:p>
      <text:p text:style-name="P29">América</text:p>
      <text:p text:style-name="P49">Quem é Maurício?</text:p>
      <text:p text:style-name="P49"/>
      <text:p text:style-name="P49"><text:span text:style-name="T23">6 - </text:span>Qual é a moeda do Equador?</text:p>
      <text:p text:style-name="P53">Dólar americano</text:p>
      <text:p text:style-name="P45">Peso equatoriano</text:p>
      <text:p text:style-name="P45">Peseta</text:p>
      <text:p text:style-name="P45">Real</text:p>
      <text:p text:style-name="P45">Franco</text:p>
      <text:p text:style-name="P55"/>
      <text:p text:style-name="P60">7 – Que país do mundo tem a maior esperança de vida (83,7 anos)?</text:p>
      <text:p text:style-name="P62">Japão</text:p>
      <text:p text:style-name="P60">Grécia</text:p>
      <text:p text:style-name="P60">Suíça</text:p>
      <text:p text:style-name="P60">França</text:p>
      <text:p text:style-name="P60">Itália</text:p>
      <text:p text:style-name="P60"><text:s/></text:p>
      <text:p text:style-name="P58"><text:span text:style-name="T14">8- </text:span><text:span text:style-name="T6">Qual o país com a maior quantidade de usuários de internet?</text:span></text:p>
      <text:p text:style-name="P54"><text:soft-page-break/>China</text:p>
      <text:p text:style-name="P45">Inglaterra</text:p>
      <text:p text:style-name="P45">Estados Unidos</text:p>
      <text:p text:style-name="P45">Brasil</text:p>
      <text:p text:style-name="P45">Canadá</text:p>
      <text:p text:style-name="P45"/>
      <text:p text:style-name="P56"><text:span text:style-name="T9">9 - </text:span><text:span text:style-name="T6"><text:s/>Qual é </text:span><text:span text:style-name="T15">o </text:span><text:span text:style-name="T6">país com a maior quantidade de água potável do mundo?</text:span></text:p>
      <text:p text:style-name="P53">Brasil</text:p>
      <text:p text:style-name="P45">Estados Unidos</text:p>
      <text:p text:style-name="P45">China</text:p>
      <text:p text:style-name="P45">Rússia</text:p>
      <text:p text:style-name="P45">Canadá</text:p>
      <text:p text:style-name="P50"/>
      <text:p text:style-name="P57"><text:span text:style-name="T10">10 - </text:span><text:span text:style-name="T6">Qual é o país com o maior PIB Per Capita do mundo?</text:span></text:p>
      <text:p text:style-name="P45"/>
      <text:p text:style-name="P53">Mônaco</text:p>
      <text:p text:style-name="P45">Alemanha</text:p>
      <text:p text:style-name="P45">Estados Unidos</text:p>
      <text:p text:style-name="P45"><text:span text:style-name="T27">C</text:span>anadá</text:p>
      <text:p text:style-name="P45">Vaticano</text:p>
      <text:p text:style-name="P51"/>
      <text:p text:style-name="P49"/>
      <text:p text:style-name="P49"/>
      <text:p text:style-name="P61"/>
      <text:p text:style-name="P26"/>
      <text:p text:style-name="P11">Países – Moderadas</text:p>
      <text:p text:style-name="P26"/>
      <text:p text:style-name="P27">1 – Que países da América do Sul não fazem fronteira com o Brasil?</text:p>
      <text:p text:style-name="P23">Chile e Equador</text:p>
      <text:p text:style-name="P26">Chile e Uruguai</text:p>
      <text:p text:style-name="P26">Equador e Argentina</text:p>
      <text:p text:style-name="P26">Suriname e Chile</text:p>
      <text:p text:style-name="P26">Peru e Venezuela</text:p>
      <text:p text:style-name="P26"/>
      <text:p text:style-name="P26"/>
      <text:p text:style-name="P26"><text:span text:style-name="T7">2 - </text:span><text:span text:style-name="T6">Qual a moeda utilizada no Reino Unido?</text:span></text:p>
      <text:p text:style-name="P48">Libra esterlina</text:p>
      <text:p text:style-name="P45">Euro</text:p>
      <text:p text:style-name="P45">Save the queen</text:p>
      <text:p text:style-name="P45">Coroa inglesa</text:p>
      <text:p text:style-name="P45">Libra inglesa</text:p>
      <text:p text:style-name="P55"/>
      <text:p text:style-name="P46">3 – <text:span text:style-name="T18">Que oceano(s) banha(m) o Peru?</text:span></text:p>
      <text:p text:style-name="P52">Oceano Pacífico</text:p>
      <text:p text:style-name="P30">Oceano Atlântico</text:p>
      <text:p text:style-name="P30">Oceano Índico</text:p>
      <text:p text:style-name="P30">Oceanos Atlântico e Pacífico</text:p>
      <text:p text:style-name="P30">Oceanos Índico e Atlântico</text:p>
      <text:p text:style-name="P30"/>
      <text:p text:style-name="P31">4 - <text:span text:style-name="T20">Qual desses países não é banhado pelo mar?</text:span></text:p>
      <text:p text:style-name="P13"/>
      <text:p text:style-name="P21"><text:span text:style-name="T19">Suíça</text:span></text:p>
      <text:p text:style-name="P13"><text:soft-page-break/><text:span text:style-name="T19">Brasil</text:span></text:p>
      <text:p text:style-name="P13"><text:span text:style-name="T19">Itália</text:span></text:p>
      <text:p text:style-name="P1"><text:span text:style-name="T19">Costa Rica</text:span></text:p>
      <text:p text:style-name="P31">Espanha</text:p>
      <text:p text:style-name="P29"/>
      <text:p text:style-name="P14"><text:span text:style-name="T21">5 - </text:span>Em qual continente se localiza Botswana?</text:p>
      <text:p text:style-name="P14"/>
      <text:p text:style-name="P22">África</text:p>
      <text:p text:style-name="P14">Europa</text:p>
      <text:p text:style-name="P14">Ásia</text:p>
      <text:p text:style-name="P14">América Central</text:p>
      <text:p text:style-name="P16">Oceania</text:p>
      <text:p text:style-name="P32"/>
      <text:p text:style-name="P31">6 - <text:span text:style-name="T22">Qual é a língua oficial do Cabo Verde?</text:span></text:p>
      <text:p text:style-name="P14"/>
      <text:p text:style-name="P22">Português</text:p>
      <text:p text:style-name="P14">Francês</text:p>
      <text:p text:style-name="P14">Inglês</text:p>
      <text:p text:style-name="P14">Amárico</text:p>
      <text:p text:style-name="P31">Caboverdiano</text:p>
      <text:p text:style-name="P29"/>
      <text:p text:style-name="P31">7 - <text:span text:style-name="T22">Em qual continente fica o Tahiti?</text:span></text:p>
      <text:p text:style-name="P14"/>
      <text:p text:style-name="P22">Oceania</text:p>
      <text:p text:style-name="P14">América Central</text:p>
      <text:p text:style-name="P14">África</text:p>
      <text:p text:style-name="P14">Europa</text:p>
      <text:p text:style-name="P16">Ásia</text:p>
      <text:p text:style-name="P32"/>
      <text:p text:style-name="P33">8 – <text:span text:style-name="T6">Qual o meridiano que, por convenção, divide o Globo Terrestre em oriente e ocidente?</text:span></text:p>
      <text:p text:style-name="P24"><text:span text:style-name="T23">Meridiano de </text:span><text:span text:style-name="T2">Greenwich</text:span><text:span text:style-name="T24"> </text:span></text:p>
      <text:p text:style-name="P33">Meridiano <text:span text:style-name="T27">M</text:span>édio</text:p>
      <text:p text:style-name="P63">Meridiano Orientador</text:p>
      <text:p text:style-name="P33">Meridiano de Nárnia</text:p>
      <text:p text:style-name="P33">Meridiano Meso-Central</text:p>
      <text:p text:style-name="P40"/>
      <text:p text:style-name="P41">9 – Onde nasceu Steve Jobs?</text:p>
      <text:p text:style-name="P44"><text:span text:style-name="T1">São Francisco</text:span> </text:p>
      <text:p text:style-name="P42"><text:span text:style-name="T25">Palo Alto</text:span></text:p>
      <text:p text:style-name="P42">NovaYork</text:p>
      <text:p text:style-name="P43">Austin</text:p>
      <text:p text:style-name="P43">Ottawa</text:p>
      <text:p text:style-name="P43"/>
      <text:p text:style-name="P19"><text:span text:style-name="T13">10)</text:span><text:span text:style-name="T6"> Em qual cidade fica o Beco Diagonal de Harry Potter?</text:span></text:p>
      <text:p text:style-name="P53">Londres</text:p>
      <text:p text:style-name="P45">Dorne</text:p>
      <text:p text:style-name="P45">Porto Real</text:p>
      <text:p text:style-name="P45">Cambridge</text:p>
      <text:p text:style-name="P45">Manchester</text:p>
      <text:p text:style-name="P43"/>
      <text:p text:style-name="P39"/>
      <text:p text:style-name="P39"/>
      <text:p text:style-name="P26"><text:soft-page-break/></text:p>
      <text:p text:style-name="P11">Países – Fáceis </text:p>
      <text:p text:style-name="P26"/>
      <text:p text:style-name="P26"><text:span text:style-name="T4">1</text:span> – Qual a capital do<text:span text:style-name="T27">s</text:span> Estados Unidos?</text:p>
      <text:p text:style-name="P36">Washington</text:p>
      <text:p text:style-name="P37">Nova York</text:p>
      <text:p text:style-name="P37">Miami</text:p>
      <text:p text:style-name="P37">Los Angeles</text:p>
      <text:p text:style-name="P37">San Francisco</text:p>
      <text:p text:style-name="P3"/>
      <text:p text:style-name="P38">2 – Qual o país <text:span text:style-name="T27">com a maior extensão territorial</text:span> <text:span text:style-name="T27">d</text:span>o mundo?</text:p>
      <text:p text:style-name="P7">Rússia</text:p>
      <text:p text:style-name="P4">Canadá</text:p>
      <text:p text:style-name="P4">Brasil</text:p>
      <text:p text:style-name="P4">Estados Unidos</text:p>
      <text:p text:style-name="P4">China</text:p>
      <text:p text:style-name="P4"/>
      <text:p text:style-name="P4">3 – <text:span text:style-name="T5">Em que continente está localizado Portugal?</text:span></text:p>
      <text:p text:style-name="P8">Europa</text:p>
      <text:p text:style-name="P5">América do Sul</text:p>
      <text:p text:style-name="P5">África</text:p>
      <text:p text:style-name="P5">Ásia</text:p>
      <text:p text:style-name="P5">Oceania</text:p>
      <text:p text:style-name="P5"/>
      <text:p text:style-name="P18"><text:span text:style-name="T16">4 - </text:span><text:span text:style-name="T6">Qual a moeda utilizada na Argentina?</text:span></text:p>
      <text:p text:style-name="P48">Peso argentino</text:p>
      <text:p text:style-name="P45">Peso</text:p>
      <text:p text:style-name="P45">Peso andino</text:p>
      <text:p text:style-name="P45">Novo sol</text:p>
      <text:p text:style-name="P45">Maradona</text:p>
      <text:p text:style-name="P5"/>
      <text:p text:style-name="P6">5 – Qual o país com a maior população do mundo?</text:p>
      <text:p text:style-name="P9">China</text:p>
      <text:p text:style-name="P6">Índia</text:p>
      <text:p text:style-name="P6">Indonésia</text:p>
      <text:p text:style-name="P6">Rússia</text:p>
      <text:p text:style-name="P6">Estados Unidos</text:p>
      <text:p text:style-name="P15"/>
      <text:p text:style-name="P14"><text:span text:style-name="T21">6 </text:span>- Qual é a moeda do Uruguai?</text:p>
      <text:p text:style-name="P14"/>
      <text:p text:style-name="P22">Peso</text:p>
      <text:p text:style-name="P14">Dólar</text:p>
      <text:p text:style-name="P14">Euro</text:p>
      <text:p text:style-name="P14"><text:span text:style-name="T20">Real</text:span></text:p>
      <text:p text:style-name="P16">Uruguaiana</text:p>
      <text:p text:style-name="P14"/>
      <text:p text:style-name="P1"><text:span text:style-name="T11">7</text:span><text:span text:style-name="T6">- Em qual país nasceu Bob Marley?</text:span></text:p>
      <text:p text:style-name="P53">Jamaica</text:p>
      <text:p text:style-name="P45">Estados Unidos</text:p>
      <text:p text:style-name="P45">Inglaterra</text:p>
      <text:p text:style-name="P45">Cuba</text:p>
      <text:p text:style-name="P45">África do Sul </text:p>
      <text:p text:style-name="P47"><text:soft-page-break/></text:p>
      <text:p text:style-name="P55"><text:span text:style-name="T11">8</text:span><text:span text:style-name="T6">- Em qual continente se localiza a Nova Zelândia?</text:span></text:p>
      <text:p text:style-name="P53">Oceania</text:p>
      <text:p text:style-name="P45">Ásia</text:p>
      <text:p text:style-name="P45">América</text:p>
      <text:p text:style-name="P45">Europa</text:p>
      <text:p text:style-name="P45">África</text:p>
      <text:p text:style-name="P1"/>
      <text:p text:style-name="P17"><text:span text:style-name="T17">9 - </text:span><text:span text:style-name="T6">Qual é a língua oficial da Arábia Saudita?</text:span></text:p>
      <text:p text:style-name="P53">Árabe</text:p>
      <text:p text:style-name="P45">Saudita</text:p>
      <text:p text:style-name="P45">Aramaico</text:p>
      <text:p text:style-name="P45">Hebraico</text:p>
      <text:p text:style-name="P45">Francês</text:p>
      <text:p text:style-name="P45"/>
      <text:p text:style-name="P45"/>
      <text:p text:style-name="P55"><text:span text:style-name="T12">10 - </text:span><text:span text:style-name="T6">Em qual continente fica o Egito?</text:span></text:p>
      <text:p text:style-name="P53">África</text:p>
      <text:p text:style-name="P45">Ásia</text:p>
      <text:p text:style-name="P45">Europa</text:p>
      <text:p text:style-name="P45">América</text:p>
      <text:p text:style-name="P45">Oceani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7:49:36.719000000</meta:creation-date>
    <dc:date>2017-06-09T17:25:38.037000000</dc:date>
    <meta:editing-duration>PT1H32M44S</meta:editing-duration>
    <meta:editing-cycles>18</meta:editing-cycles>
    <meta:generator>LibreOffice/5.3.1.2$Windows_x86 LibreOffice_project/e80a0e0fd1875e1696614d24c32df0f95f03deb2</meta:generator>
    <meta:document-statistic meta:table-count="0" meta:image-count="0" meta:object-count="0" meta:page-count="5" meta:paragraph-count="184" meta:word-count="499" meta:character-count="2761" meta:non-whitespace-character-count="2426"/>
  </office:meta>
</office:document-meta>
</file>